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c7b8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Используйте команду <text:span text:style-name="Source_20_Text">adduser</text:span> для добавления нового пользователя в вашей системе:</text:p>
      <text:p text:style-name="P1"><text:span text:style-name="Source_20_Text">adduser sammy</text:span></text:p>
      <text:p text:style-name="Text_20_body"> </text:p>
      <text:p text:style-name="Text_20_body">Обязательно замените <text:span text:style-name="Source_20_Text">sammy</text:span> на имя пользователя, которое вы хотите использовать. Вам будет предложено создать и проверить пароль пользователя:</text:p>
      <text:p text:style-name="Preformatted_20_Text"><text:span text:style-name="Source_20_Text">Output</text:span></text:p>
      <text:p text:style-name="Preformatted_20_Text"><text:span text:style-name="Source_20_Text">Enter new UNIX password:</text:span></text:p>
      <text:p text:style-name="Preformatted_20_Text"><text:span text:style-name="Source_20_Text">Retype new UNIX password:</text:span></text:p>
      <text:p text:style-name="P1"><text:span text:style-name="Source_20_Text">passwd: password updated successfully</text:span></text:p>
      <text:p text:style-name="Text_20_body">Далее вам будет предложено ввести определенную информацию о вашем новом пользователе. Вы можете принимать значения по умолчанию или оставить их пустыми:</text:p>
      <text:p text:style-name="Preformatted_20_Text"><text:span text:style-name="Source_20_Text">Output</text:span></text:p>
      <text:p text:style-name="Preformatted_20_Text"><text:span text:style-name="Source_20_Text">Changing the user information for sammy</text:span></text:p>
      <text:p text:style-name="Preformatted_20_Text"><text:span text:style-name="Source_20_Text">Enter the new value, or press ENTER for the default</text:span></text:p>
      <text:p text:style-name="Preformatted_20_Text"><text:span text:style-name="Source_20_Text"><text:s text:c="4"/>Full Name []:</text:span></text:p>
      <text:p text:style-name="Preformatted_20_Text"><text:span text:style-name="Source_20_Text"><text:s text:c="4"/>Room Number []:</text:span></text:p>
      <text:p text:style-name="Preformatted_20_Text"><text:span text:style-name="Source_20_Text"><text:s text:c="4"/>Work Phone []:</text:span></text:p>
      <text:p text:style-name="Preformatted_20_Text"><text:span text:style-name="Source_20_Text"><text:s text:c="4"/>Home Phone []:</text:span></text:p>
      <text:p text:style-name="Preformatted_20_Text"><text:span text:style-name="Source_20_Text"><text:s text:c="4"/>Other []:</text:span></text:p>
      <text:p text:style-name="P1"><text:span text:style-name="Source_20_Text">Is the information correct? [Y/n]</text:span></text:p>
      <text:h text:style-name="Heading_20_2" text:outline-level="2"><text:bookmark text:name="Шаг-3-—-Добавление-пользователя-в-группу-sudo"/>Шаг 3 — Добавление пользователя в группу <text:span text:style-name="Strong_20_Emphasis">sudo</text:span></text:h>
      <text:p text:style-name="Text_20_body">Воспользуйтесь командой <text:span text:style-name="Source_20_Text">usermod</text:span> для добавления пользователя в группу <text:span text:style-name="Strong_20_Emphasis">sudo</text:span>:</text:p>
      <text:p text:style-name="P1"><text:span text:style-name="Source_20_Text">usermod -aG sudo sammy</text:span></text:p>
      <text:p text:style-name="Text_20_body"> </text:p>
      <text:p text:style-name="Text_20_body">Не забудьте заменить <text:span text:style-name="Source_20_Text">sammy</text:span> на имя пользователя, которое вы только что добавили. По умолчанию в Ubuntu все участники группы <text:span text:style-name="Strong_20_Emphasis">sudo</text:span> имеют полный набор привилегий <text:span text:style-name="Source_20_Text">sudo</text:span>.</text:p>
      <text:h text:style-name="Heading_20_2" text:outline-level="2"><text:bookmark text:name="Шаг-4-—-Тестирование-доступа-к-sudo"/>Шаг 4 — Тестирование доступа к <text:span text:style-name="Source_20_Text">sudo</text:span></text:h>
      <text:p text:style-name="Text_20_body">Чтобы проверить, что новые разрешения <text:span text:style-name="Source_20_Text">sudo</text:span> доступны, сначала нужно воспользоваться командой <text:span text:style-name="Source_20_Text">su</text:span> для переключения на новую учетную запись пользователя:</text:p>
      <text:p text:style-name="P1"><text:span text:style-name="Source_20_Text">su - sammy</text:span></text:p>
      <text:p text:style-name="Text_20_body"> </text:p>
      <text:p text:style-name="Text_20_body">Используя нового пользователя, убедитесь, что вы можете использовать <text:span text:style-name="Source_20_Text">sudo</text:span>, добавив <text:span text:style-name="Source_20_Text">sudo</text:span> перед командой, которую вы хотите запустить с привилегиями суперпользователя:</text:p>
      <text:p text:style-name="P1"><text:span text:style-name="Source_20_Text">sudo command_to_run</text:span></text:p>
      <text:p text:style-name="Text_20_body"> </text:p>
      <text:p text:style-name="Text_20_body"><text:soft-page-break/>Например, вы можете вывести список содержимого директории <text:span text:style-name="Source_20_Text">/root</text:span>, которое обычно доступно только для пользователя root user:</text:p>
      <text:p text:style-name="P1"><text:span text:style-name="Source_20_Text">sudo ls -la /root</text:span></text:p>
      <text:p text:style-name="Text_20_body"> </text:p>
      <text:p text:style-name="Text_20_body">При первом использовании <text:span text:style-name="Source_20_Text">sudo</text:span> в сеансе вам будет предложено ввести пароль учетной записи данного пользователя. Введите пароль, чтобы продолжить:</text:p>
      <text:p text:style-name="Preformatted_20_Text"><text:span text:style-name="Source_20_Text">Output:</text:span></text:p>
      <text:p text:style-name="P1"><text:span text:style-name="Source_20_Text">[sudo] password for </text:span><text:span text:style-name="Source_20_Text"><text:span text:style-name="T1">alice</text:span></text:span><text:span text:style-name="Source_20_Text">:</text:span></text:p>
      <text:p text:style-name="Text_20_body"><text:span text:style-name="Strong_20_Emphasis">Примечание:</text:span> это <text:span text:style-name="Emphasis">не</text:span> запрос пароля <text:span text:style-name="Strong_20_Emphasis">root</text:span>! Введите пароль пользователя с привилегиями sudo, а не пароль <text:span text:style-name="Strong_20_Emphasis">root</text:span>.</text:p>
      <text:p text:style-name="Text_20_body">Если ваш пользователь находится в соответствующей группе и вы ввели правильный пароль, команда с <text:span text:style-name="Source_20_Text">sudo</text:span> будет запущена с правами <text:span text:style-name="Strong_20_Emphasis">root</text:span>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6T17:58:01.775653138</meta:creation-date>
    <dc:date>2021-07-06T17:58:54.912947170</dc:date>
    <meta:editing-duration>PT52S</meta:editing-duration>
    <meta:editing-cycles>2</meta:editing-cycles>
    <meta:generator>LibreOffice/5.1.6.2$Linux_x86 LibreOffice_project/10m0$Build-2</meta:generator>
    <meta:document-statistic meta:table-count="0" meta:image-count="0" meta:object-count="0" meta:page-count="2" meta:paragraph-count="38" meta:word-count="275" meta:character-count="1932" meta:non-whitespace-character-count="1663"/>
  </office:meta>
</office:document-meta>
</file>